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svg:font-family="Lato, sans-serif"/>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582cm" loext:contextual-spacing="false" fo:line-height="160%" fo:text-align="start" style:justify-single-word="false" fo:orphans="2" fo:widows="2" fo:text-indent="0cm" style:auto-text-indent="false"/>
      <style:text-properties fo:font-variant="normal" fo:text-transform="none" fo:color="#444444" style:font-name="Lato" fo:font-size="12pt" fo:letter-spacing="normal" fo:font-style="normal" fo:font-weight="normal" officeooo:rsid="00210073" officeooo:paragraph-rsid="00210073"/>
    </style:style>
    <style:style style:name="P2" style:family="paragraph" style:parent-style-name="Heading_20_1">
      <style:paragraph-properties fo:margin-left="0cm" fo:margin-right="0cm" fo:margin-top="0cm" fo:margin-bottom="0.582cm" loext:contextual-spacing="false" fo:line-height="160%" fo:text-align="start" style:justify-single-word="false" fo:orphans="2" fo:widows="2" fo:text-indent="0cm" style:auto-text-indent="false"/>
      <style:text-properties fo:font-variant="normal" fo:text-transform="none" fo:color="#444444" style:font-name="Lato" fo:letter-spacing="normal" fo:font-style="normal" fo:font-weight="normal"/>
    </style:style>
    <style:style style:name="P3" style:family="paragraph" style:parent-style-name="Heading_20_2">
      <style:text-properties fo:font-variant="normal" fo:text-transform="none" fo:color="#212529" style:font-name="Lato" fo:font-size="12pt" fo:letter-spacing="normal" fo:font-style="normal" fo:font-weight="bold" officeooo:rsid="001e70de" officeooo:paragraph-rsid="001e70de" style:font-size-asian="12pt" style:font-weight-asian="bold" style:font-size-complex="12pt" style:font-weight-complex="bold"/>
    </style:style>
    <style:style style:name="P4" style:family="paragraph" style:parent-style-name="Heading_20_2">
      <style:paragraph-properties fo:margin-left="0cm" fo:margin-right="0cm" fo:margin-top="0cm" fo:margin-bottom="0.582cm" loext:contextual-spacing="false" fo:line-height="160%" fo:text-align="start" style:justify-single-word="false" fo:orphans="2" fo:widows="2" fo:text-indent="0cm" style:auto-text-indent="false"/>
      <style:text-properties fo:font-variant="normal" fo:text-transform="none" fo:color="#212529" style:font-name="Lato" fo:letter-spacing="normal" fo:font-style="normal" fo:font-weight="bold" officeooo:paragraph-rsid="001ed4c5"/>
    </style:style>
    <style:style style:name="P5" style:family="paragraph" style:parent-style-name="Heading_20_2">
      <style:paragraph-properties fo:margin-left="0cm" fo:margin-right="0cm" fo:margin-top="0cm" fo:margin-bottom="0.582cm" loext:contextual-spacing="false" fo:line-height="160%" fo:text-align="start" style:justify-single-word="false" fo:orphans="2" fo:widows="2" fo:text-indent="0cm" style:auto-text-indent="false"/>
      <style:text-properties fo:font-variant="normal" fo:text-transform="none" fo:color="#212529" style:font-name="Lato" fo:letter-spacing="normal" fo:font-style="normal" fo:font-weight="bold" officeooo:paragraph-rsid="001ed4c5" style:font-weight-asian="bold" style:font-weight-complex="bold"/>
    </style:style>
    <style:style style:name="P6" style:family="paragraph" style:parent-style-name="Heading_20_2">
      <style:paragraph-properties fo:margin-left="0cm" fo:margin-right="0cm" fo:margin-top="0cm" fo:margin-bottom="0.582cm" loext:contextual-spacing="false" fo:line-height="160%" fo:text-align="start" style:justify-single-word="false" fo:orphans="2" fo:widows="2" fo:text-indent="0cm" style:auto-text-indent="false"/>
      <style:text-properties fo:font-variant="normal" fo:text-transform="none" fo:color="#212529" style:font-name="Lato" fo:font-size="12pt" fo:letter-spacing="normal" fo:font-style="normal" fo:font-weight="bold" style:font-size-asian="12pt" style:font-weight-asian="bold" style:font-size-complex="12pt" style:font-weight-complex="bold"/>
    </style:style>
    <style:style style:name="P7" style:family="paragraph" style:parent-style-name="Heading_20_3">
      <style:text-properties fo:font-variant="normal" fo:text-transform="none" fo:color="#212529" style:font-name="Lato" fo:letter-spacing="normal" fo:font-style="normal" fo:font-weight="normal"/>
    </style:style>
    <style:style style:name="P8" style:family="paragraph" style:parent-style-name="Heading_20_3">
      <style:paragraph-properties fo:margin-left="0cm" fo:margin-right="0cm" fo:margin-top="0.212cm" fo:margin-bottom="0.212cm" loext:contextual-spacing="false" fo:line-height="120%" fo:text-indent="0cm" style:auto-text-indent="false"/>
      <style:text-properties style:font-name="Lato" fo:font-weight="bold" loext:padding="0cm" loext:border="none"/>
    </style:style>
    <style:style style:name="P9" style:family="paragraph" style:parent-style-name="Heading_20_3">
      <style:paragraph-properties fo:margin-left="0cm" fo:margin-right="0cm" fo:margin-top="0.212cm" fo:margin-bottom="0.212cm" loext:contextual-spacing="false" fo:line-height="120%" fo:text-indent="0cm" style:auto-text-indent="false"/>
      <style:text-properties fo:font-variant="normal" fo:text-transform="none" fo:color="#212529" style:font-name="Roboto" fo:font-size="12pt" fo:letter-spacing="normal" fo:font-style="normal" fo:font-weight="normal" loext:padding="0cm" loext:border="none"/>
    </style:style>
    <style:style style:name="P10" style:family="paragraph" style:parent-style-name="Heading_20_3">
      <style:paragraph-properties fo:margin-left="0cm" fo:margin-right="0cm" fo:margin-top="0cm" fo:margin-bottom="0.582cm" loext:contextual-spacing="false" fo:line-height="160%" fo:text-align="start" style:justify-single-word="false" fo:orphans="2" fo:widows="2" fo:text-indent="0cm" style:auto-text-indent="false"/>
      <style:text-properties fo:font-variant="normal" fo:text-transform="none" fo:color="#212529" style:font-name="Lato" fo:letter-spacing="normal" fo:font-style="normal" fo:font-weight="normal"/>
    </style:style>
    <style:style style:name="P11" style:family="paragraph" style:parent-style-name="Standard">
      <style:text-properties officeooo:rsid="001a00ad" officeooo:paragraph-rsid="001a00ad"/>
    </style:style>
    <style:style style:name="P12" style:family="paragraph" style:parent-style-name="Standard">
      <style:text-properties fo:font-weight="bold" officeooo:rsid="001bbdde" officeooo:paragraph-rsid="001bbdde" style:font-weight-asian="bold" style:font-weight-complex="bold"/>
    </style:style>
    <style:style style:name="P13" style:family="paragraph" style:parent-style-name="Standard">
      <style:text-properties fo:font-weight="bold" officeooo:rsid="001cfb2c" officeooo:paragraph-rsid="001cfb2c" style:font-weight-asian="bold" style:font-weight-complex="bold"/>
    </style:style>
    <style:style style:name="P14" style:family="paragraph" style:parent-style-name="Standard">
      <style:paragraph-properties fo:text-align="center" style:justify-single-word="false"/>
      <style:text-properties fo:font-size="14pt" fo:font-weight="bold" officeooo:rsid="001a00ad" officeooo:paragraph-rsid="001a00ad" style:font-size-asian="14pt" style:font-weight-asian="bold" style:font-size-complex="14pt" style:font-weight-complex="bold"/>
    </style:style>
    <style:style style:name="P15" style:family="paragraph" style:parent-style-name="Standard">
      <style:text-properties officeooo:rsid="001bbdde" officeooo:paragraph-rsid="001bbdde"/>
    </style:style>
    <style:style style:name="P16" style:family="paragraph" style:parent-style-name="Standard">
      <style:text-properties fo:font-style="italic" officeooo:rsid="001bbdde" officeooo:paragraph-rsid="001bbdde" style:font-style-asian="italic" style:font-style-complex="italic"/>
    </style:style>
    <style:style style:name="P17" style:family="paragraph" style:parent-style-name="Standard">
      <style:text-properties officeooo:paragraph-rsid="001bbdde"/>
    </style:style>
    <style:style style:name="P18" style:family="paragraph" style:parent-style-name="Standard">
      <style:text-properties fo:color="#55308d" fo:font-size="15pt" officeooo:rsid="001bbdde" officeooo:paragraph-rsid="001bbdde" style:font-size-asian="15pt" style:font-size-complex="15pt"/>
    </style:style>
    <style:style style:name="P19" style:family="paragraph" style:parent-style-name="Standard">
      <style:text-properties fo:color="#55308d" fo:font-size="15pt" fo:font-weight="bold" officeooo:rsid="001bbdde" officeooo:paragraph-rsid="001cfb2c" style:font-size-asian="15pt" style:font-weight-asian="bold" style:font-size-complex="15pt" style:font-weight-complex="bold"/>
    </style:style>
    <style:style style:name="P20" style:family="paragraph" style:parent-style-name="Standard">
      <style:text-properties fo:color="#55308d" fo:font-size="15pt" fo:font-weight="bold" officeooo:rsid="001bbdde" officeooo:paragraph-rsid="001e70de" style:font-size-asian="15pt" style:font-weight-asian="bold" style:font-size-complex="15pt" style:font-weight-complex="bold"/>
    </style:style>
    <style:style style:name="P21" style:family="paragraph" style:parent-style-name="Standard">
      <style:text-properties fo:color="#55308d" style:font-name="Liberation Serif" fo:font-size="15pt" fo:font-weight="bold" officeooo:rsid="001bbdde" officeooo:paragraph-rsid="001e70de" style:font-size-asian="15pt" style:font-weight-asian="bold" style:font-size-complex="15pt" style:font-weight-complex="bold"/>
    </style:style>
    <style:style style:name="P22" style:family="paragraph" style:parent-style-name="Standard">
      <style:text-properties fo:color="#000000" style:font-name="Liberation Serif" fo:font-size="12pt" fo:font-weight="bold" officeooo:rsid="001e70de" officeooo:paragraph-rsid="001e70de" style:font-size-asian="10.5pt" style:font-weight-asian="bold" style:font-size-complex="12pt" style:font-weight-complex="bold"/>
    </style:style>
    <style:style style:name="P23" style:family="paragraph" style:parent-style-name="Standard">
      <style:text-properties fo:font-variant="normal" fo:text-transform="none" fo:color="#212529" style:font-name="Roboto" fo:font-size="12pt" fo:letter-spacing="normal" fo:font-style="normal" fo:font-weight="normal" officeooo:rsid="001e70de" officeooo:paragraph-rsid="001e70de" style:font-size-asian="12pt" style:font-weight-asian="bold" style:font-size-complex="12pt" style:font-weight-complex="bold"/>
    </style:style>
    <style:style style:name="P24" style:family="paragraph" style:parent-style-name="Standard">
      <style:text-properties fo:font-variant="normal" fo:text-transform="none" fo:color="#212529" style:font-name="Roboto" fo:font-size="12pt" fo:letter-spacing="normal" fo:font-style="normal" fo:font-weight="normal" officeooo:rsid="00244f07" officeooo:paragraph-rsid="00244f07" style:font-size-asian="12pt" style:font-weight-asian="bold" style:font-size-complex="12pt" style:font-weight-complex="bold"/>
    </style:style>
    <style:style style:name="P25" style:family="paragraph" style:parent-style-name="Standard">
      <style:text-properties fo:font-variant="normal" fo:text-transform="none" fo:color="#212529" style:font-name="Roboto" fo:font-size="12pt" fo:letter-spacing="normal" fo:font-style="normal" fo:font-weight="normal" officeooo:paragraph-rsid="001cfb2c" loext:padding="0cm" loext:border="none"/>
    </style:style>
    <style:style style:name="P26" style:family="paragraph" style:parent-style-name="Standard">
      <style:paragraph-properties fo:margin-left="0cm" fo:margin-right="0cm" fo:margin-top="0cm" fo:margin-bottom="0.582cm" loext:contextual-spacing="false" fo:line-height="160%" fo:text-align="start" style:justify-single-word="false" fo:orphans="2" fo:widows="2" fo:text-indent="0cm" style:auto-text-indent="false"/>
      <style:text-properties fo:font-variant="normal" fo:text-transform="none" fo:color="#212529" style:font-name="Roboto" fo:letter-spacing="normal" fo:font-style="normal" fo:font-weight="normal"/>
    </style:style>
    <style:style style:name="P27" style:family="paragraph" style:parent-style-name="Text_20_body">
      <style:paragraph-properties fo:margin-left="0cm" fo:margin-right="0cm" fo:margin-top="0cm" fo:margin-bottom="0.582cm" loext:contextual-spacing="false" fo:line-height="160%" fo:text-align="start" style:justify-single-word="false" fo:orphans="2" fo:widows="2" fo:text-indent="0cm" style:auto-text-indent="false"/>
      <style:text-properties fo:font-variant="normal" fo:text-transform="none" fo:color="#212529" style:font-name="Roboto" fo:letter-spacing="normal" fo:font-style="normal" fo:font-weight="normal"/>
    </style:style>
    <style:style style:name="P28" style:family="paragraph" style:parent-style-name="Text_20_body">
      <style:paragraph-properties fo:margin-left="0cm" fo:margin-right="0cm" fo:margin-top="0cm" fo:margin-bottom="0.582cm" loext:contextual-spacing="false" fo:line-height="160%" fo:text-align="start" style:justify-single-word="false" fo:orphans="2" fo:widows="2" fo:text-indent="0cm" style:auto-text-indent="false"/>
      <style:text-properties fo:font-variant="normal" fo:text-transform="none" fo:color="#212529" style:font-name="Roboto" fo:font-size="12pt" fo:letter-spacing="normal" fo:font-style="normal" fo:font-weight="normal"/>
    </style:style>
    <style:style style:name="P29" style:family="paragraph" style:parent-style-name="Text_20_body">
      <style:paragraph-properties fo:margin-left="0cm" fo:margin-right="0cm" fo:margin-top="0cm" fo:margin-bottom="0.582cm" loext:contextual-spacing="false" fo:line-height="160%" fo:text-align="start" style:justify-single-word="false" fo:orphans="2" fo:widows="2" fo:text-indent="0cm" style:auto-text-indent="false"/>
      <style:text-properties fo:font-variant="normal" fo:text-transform="none" fo:color="#212529" style:font-name="Roboto" fo:font-size="12pt" fo:letter-spacing="normal" fo:font-style="normal" fo:font-weight="normal" officeooo:rsid="00210073" officeooo:paragraph-rsid="00210073"/>
    </style:style>
    <style:style style:name="P30" style:family="paragraph" style:parent-style-name="Text_20_body">
      <style:paragraph-properties fo:margin-left="0cm" fo:margin-right="0cm" fo:margin-top="0cm" fo:margin-bottom="0.582cm" loext:contextual-spacing="false" fo:line-height="160%" fo:text-align="start" style:justify-single-word="false" fo:orphans="2" fo:widows="2" fo:text-indent="0cm" style:auto-text-indent="false"/>
      <style:text-properties fo:font-variant="normal" fo:text-transform="none" fo:color="#212529" style:font-name="Lato" fo:letter-spacing="normal" fo:font-style="normal" fo:font-weight="bold" officeooo:paragraph-rsid="001ed4c5"/>
    </style:style>
    <style:style style:name="P31" style:family="paragraph" style:parent-style-name="Text_20_body">
      <style:paragraph-properties fo:margin-left="0cm" fo:margin-right="0cm" fo:margin-top="0cm" fo:margin-bottom="0.582cm" loext:contextual-spacing="false" fo:line-height="160%" fo:text-align="start" style:justify-single-word="false" fo:orphans="2" fo:widows="2" fo:text-indent="0cm" style:auto-text-indent="false"/>
      <style:text-properties fo:font-variant="normal" fo:text-transform="none" fo:color="#ffffff" style:font-name="Roboto" fo:letter-spacing="normal" fo:font-style="normal" fo:font-weight="normal"/>
    </style:style>
    <style:style style:name="P32" style:family="paragraph" style:parent-style-name="Text_20_body">
      <style:paragraph-properties fo:margin-left="0cm" fo:margin-right="0cm" fo:margin-top="0cm" fo:margin-bottom="0.582cm" loext:contextual-spacing="false" fo:line-height="160%" fo:text-align="start" style:justify-single-word="false" fo:orphans="2" fo:widows="2" fo:text-indent="0cm" style:auto-text-indent="false"/>
      <style:text-properties fo:font-variant="normal" fo:text-transform="none" fo:color="#ffffff" style:font-name="Roboto" fo:font-size="12pt" fo:letter-spacing="normal" fo:font-style="normal" fo:font-weight="normal"/>
    </style:style>
    <style:style style:name="P33" style:family="paragraph" style:parent-style-name="Text_20_body">
      <style:paragraph-properties fo:margin-left="0cm" fo:margin-right="0cm" fo:margin-top="0cm" fo:margin-bottom="0.582cm" loext:contextual-spacing="false" fo:line-height="160%" fo:text-align="start" style:justify-single-word="false" fo:orphans="2" fo:widows="2" fo:text-indent="0cm" style:auto-text-indent="false"/>
      <style:text-properties fo:font-variant="normal" fo:text-transform="none" fo:color="#ffffff" style:font-name="Roboto" fo:font-size="14.25pt" fo:letter-spacing="normal" fo:font-style="normal" fo:font-weight="normal"/>
    </style:style>
    <style:style style:name="P34" style:family="paragraph" style:parent-style-name="Text_20_body">
      <style:paragraph-properties fo:margin-left="0cm" fo:margin-right="0cm" fo:margin-top="0cm" fo:margin-bottom="0.582cm" loext:contextual-spacing="false" fo:line-height="160%" fo:text-align="start" style:justify-single-word="false" fo:orphans="2" fo:widows="2" fo:text-indent="0cm" style:auto-text-indent="false"/>
      <style:text-properties fo:font-variant="normal" fo:text-transform="none" fo:color="#000000" style:font-name="Roboto" fo:font-size="12pt" fo:letter-spacing="normal" fo:font-style="normal" fo:font-weight="bold" fo:background-color="#ffffff" style:font-weight-asian="bold" style:font-weight-complex="bold" loext:padding-left="0.049cm" loext:padding-right="0cm" loext:padding-top="0.049cm" loext:padding-bottom="0.049cm" loext:border-left="0.06pt solid #000000" loext:border-right="none" loext:border-top="0.06pt solid #000000" loext:border-bottom="0.06pt solid #000000"/>
    </style:style>
    <style:style style:name="P35" style:family="paragraph" style:parent-style-name="Text_20_body">
      <style:paragraph-properties fo:margin-left="0cm" fo:margin-right="0cm" fo:margin-top="0cm" fo:margin-bottom="0.582cm" loext:contextual-spacing="false" fo:line-height="160%" fo:text-align="start" style:justify-single-word="false" fo:orphans="2" fo:widows="2" fo:text-indent="0cm" style:auto-text-indent="false"/>
    </style:style>
    <style:style style:name="P36"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000000" style:font-name="Liberation Serif" fo:font-size="12pt" fo:letter-spacing="normal" fo:font-style="normal" fo:font-weight="bold" fo:background-color="#ffffff" loext:padding-left="0.049cm" loext:padding-right="0cm" loext:padding-top="0.049cm" loext:padding-bottom="0.049cm" loext:border-left="0.06pt solid #000000" loext:border-right="none" loext:border-top="0.06pt solid #000000" loext:border-bottom="0.06pt solid #000000"/>
    </style:style>
    <style:style style:name="P37"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fo:padding="0cm" fo:border="none"/>
    </style:style>
    <style:style style:name="P38" style:family="paragraph" style:parent-style-name="Text_20_body">
      <style:paragraph-properties fo:margin-top="0cm" fo:margin-bottom="0.582cm" loext:contextual-spacing="false" fo:line-height="160%"/>
      <style:text-properties fo:font-variant="normal" fo:text-transform="none" fo:color="#212529" style:font-name="Roboto" fo:font-size="12pt" fo:letter-spacing="normal" fo:font-style="normal" fo:font-weight="normal" loext:padding="0cm" loext:border="none"/>
    </style:style>
    <style:style style:name="P39" style:family="paragraph" style:parent-style-name="Text_20_body">
      <style:paragraph-properties fo:margin-top="0cm" fo:margin-bottom="0.582cm" loext:contextual-spacing="false" fo:line-height="160%" fo:text-align="start" style:justify-single-word="false" fo:orphans="2" fo:widows="2"/>
      <style:text-properties fo:font-variant="normal" fo:text-transform="none" fo:color="#212529" style:font-name="Liberation Serif" fo:font-size="12pt" fo:letter-spacing="normal" fo:font-style="normal" fo:font-weight="normal" fo:background-color="#ffffff" loext:padding-left="0.049cm" loext:padding-right="0cm" loext:padding-top="0.049cm" loext:padding-bottom="0.049cm" loext:border-left="0.06pt solid #000000" loext:border-right="none" loext:border-top="0.06pt solid #000000" loext:border-bottom="0.06pt solid #000000"/>
    </style:style>
    <style:style style:name="T1" style:family="text">
      <style:text-properties officeooo:rsid="001a0889"/>
    </style:style>
    <style:style style:name="T2" style:family="text">
      <style:text-properties fo:font-weight="bold" style:font-weight-asian="bold" style:font-weight-complex="bold"/>
    </style:style>
    <style:style style:name="T3" style:family="text">
      <style:text-properties officeooo:rsid="001bbdde"/>
    </style:style>
    <style:style style:name="T4" style:family="text">
      <style:text-properties fo:font-weight="normal" style:font-weight-asian="normal" style:font-weight-complex="normal"/>
    </style:style>
    <style:style style:name="T5" style:family="text">
      <style:text-properties fo:font-weight="normal" officeooo:rsid="001cfb2c" style:font-weight-asian="normal" style:font-weight-complex="normal"/>
    </style:style>
    <style:style style:name="T6" style:family="text">
      <style:text-properties fo:font-variant="normal" fo:text-transform="none" style:font-name="Roboto" fo:font-size="14.25pt" fo:letter-spacing="normal" fo:font-style="normal" fo:font-weight="normal" style:font-weight-asian="normal" style:font-weight-complex="normal"/>
    </style:style>
    <style:style style:name="T7" style:family="text">
      <style:text-properties fo:font-variant="normal" fo:text-transform="none" fo:color="#55308d" style:font-name="Roboto" fo:font-size="14.25pt" fo:letter-spacing="normal" fo:font-style="normal" fo:font-weight="normal" style:font-weight-asian="normal" style:font-weight-complex="normal"/>
    </style:style>
    <style:style style:name="T8" style:family="text">
      <style:text-properties fo:font-variant="normal" fo:text-transform="none" fo:color="#55308d" style:font-name="Roboto" fo:font-size="14.25pt" fo:letter-spacing="normal" fo:font-style="normal" fo:font-weight="normal" officeooo:rsid="001cfb2c" style:font-weight-asian="normal" style:font-weight-complex="normal"/>
    </style:style>
    <style:style style:name="T9" style:family="text">
      <style:text-properties fo:font-variant="normal" fo:text-transform="none" fo:font-size="14.25pt" fo:letter-spacing="normal" fo:font-style="normal" fo:font-weight="normal" style:font-weight-asian="normal" style:font-weight-complex="normal"/>
    </style:style>
    <style:style style:name="T10" style:family="text">
      <style:text-properties fo:font-variant="normal" fo:text-transform="none" fo:font-size="14.25pt" fo:letter-spacing="normal" fo:font-style="normal" fo:font-weight="normal" officeooo:rsid="001e70de" style:font-weight-asian="normal" style:font-weight-complex="normal"/>
    </style:style>
    <style:style style:name="T11" style:family="text">
      <style:text-properties fo:font-variant="normal" fo:text-transform="none" fo:letter-spacing="normal" fo:font-style="normal"/>
    </style:style>
    <style:style style:name="T12" style:family="text">
      <style:text-properties fo:font-variant="normal" fo:text-transform="none" fo:letter-spacing="normal" fo:font-style="normal" fo:font-weight="normal" style:font-weight-asian="normal" style:font-weight-complex="normal"/>
    </style:style>
    <style:style style:name="T13" style:family="text">
      <style:text-properties fo:font-variant="normal" fo:text-transform="none" fo:color="#212529" style:font-name="Roboto" fo:letter-spacing="normal" fo:font-style="normal" fo:font-weight="normal"/>
    </style:style>
    <style:style style:name="T14" style:family="text">
      <style:text-properties fo:font-variant="normal" fo:text-transform="none" fo:color="#212529" style:font-name="Roboto" fo:letter-spacing="normal" fo:font-style="normal" fo:font-weight="bold" loext:padding="0cm" loext:border="none"/>
    </style:style>
    <style:style style:name="T15" style:family="text">
      <style:text-properties fo:font-variant="normal" fo:text-transform="none" fo:color="#212529"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loext:padding="0cm" loext:border="none"/>
    </style:style>
    <style:style style:name="T16" style:family="text">
      <style:text-properties style:font-name="Roboto" fo:font-size="12pt" fo:font-weight="normal" style:font-size-asian="12pt" style:font-size-complex="12pt"/>
    </style:style>
    <style:style style:name="T17" style:family="text">
      <style:text-properties style:font-name="Roboto" fo:font-size="12pt" style:font-size-asian="12pt" style:font-size-complex="12pt"/>
    </style:style>
    <style:style style:name="T18" style:family="text">
      <style:text-properties fo:color="#55308d" style:font-name="Roboto" fo:font-size="14.25pt" fo:letter-spacing="normal" fo:font-weight="normal" style:font-weight-asian="normal" style:font-weight-complex="normal"/>
    </style:style>
    <style:style style:name="T19" style:family="text">
      <style:text-properties style:font-weight-asian="normal" style:font-weight-complex="normal"/>
    </style:style>
    <style:style style:name="T20" style:family="text">
      <style:text-properties fo:color="#000000" fo:font-weight="bold"/>
    </style:style>
    <style:style style:name="T21" style:family="text">
      <style:text-properties fo:font-size="14pt" style:font-size-asian="14pt" style:font-weight-asian="bold" style:font-size-complex="14pt" style:font-weight-complex="bold"/>
    </style:style>
    <style:style style:name="T22" style:family="text">
      <style:text-properties officeooo:rsid="001ed4c5"/>
    </style:style>
    <style:style style:name="T23" style:family="text">
      <style:text-properties loext:padding="0cm" loext:border="none"/>
    </style:style>
    <style:style style:name="T24" style:family="text">
      <style:text-properties fo:color="#212529"/>
    </style:style>
    <style:style style:name="T25" style:family="text">
      <style:text-properties fo:color="#212529" fo:font-weight="bold" style:font-weight-asian="bold" style:font-weight-complex="bold"/>
    </style:style>
    <style:style style:name="T26" style:family="text">
      <style:text-properties officeooo:rsid="00236c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Vila Velha, 15 de Março de 2021</text:p>
      <text:p text:style-name="P11"/>
      <text:p text:style-name="P14">GERÊNCIA DE PROJETOS EM TI</text:p>
      <text:p text:style-name="P11"/>
      <text:p text:style-name="P11"><text:span text:style-name="T2">Tema 1: </text:span><text:span text:style-name="T1">Projetos e a Organização.</text:span></text:p>
      <text:p text:style-name="P11"/>
      <text:p text:style-name="P15">Como as organizações de desenvolvem através de seus projetos.</text:p>
      <text:p text:style-name="P15"/>
      <text:p text:style-name="P15">OBJETIVOS:</text:p>
      <text:p text:style-name="P15"/>
      <text:p text:style-name="P18">Módulo 1:</text:p>
      <text:p text:style-name="P15">Descrever os princípios e conceitos do Gerenciamento de Projetos.</text:p>
      <text:p text:style-name="P15"/>
      <text:p text:style-name="P15">O que é um Projeto: (PMBOK)</text:p>
      <text:p text:style-name="P16">É um esforço temporário empreendido para criar um produto, serviço ou resultado único.</text:p>
      <text:p text:style-name="P16"/>
      <text:p text:style-name="P16"/>
      <text:p text:style-name="P11"/>
      <text:p text:style-name="P17"><text:span text:style-name="T3">Um Projeto pode ser independente ou mesmo ser interdependente de outros projetos, fazendo parte de um PROGRAMA e/ou de um PORTFÓLIO, que tem como objetivo atender as metas estratégicas organizacionais.</text:span></text:p>
      <text:p text:style-name="P17"/>
      <text:p text:style-name="P12">Programa: <text:span text:style-name="T5">(PMBOK) Grupo de projetos, programas subsidiários e atividades de programas relacionados, gerenciados de modo coordenado visando à obtenção de benefícios que não estariam disponíveis se eles fossem gerenciados individualmente.</text:span></text:p>
      <text:p text:style-name="P12"><text:span text:style-name="T5"/></text:p>
      <text:p text:style-name="P13">Portfólio: <text:span text:style-name="T4">(PMBOK) Definido como projetos, programas e portfólios subsidiários e operações gerenciados em grupo para alcançar objetivos estratégicos.</text:span></text:p>
      <text:p text:style-name="P13"><text:span text:style-name="T4"/></text:p>
      <text:p text:style-name="P13"><text:span text:style-name="T4"/></text:p>
      <text:p text:style-name="P13"><text:span text:style-name="T7">Segundo o Guia </text:span><text:span text:style-name="Emphasis"><text:span text:style-name="T18">PMBOK</text:span></text:span><text:span text:style-name="T7">, gerenciamento de projeto é definido como a aplicação de conhecimentos, habilidades, ferramentas e técnicas às atividades do projeto, a fim de atender aos seus requisitos, e permite que as organizações executem projetos de forma eficaz e eficiente.</text:span></text:p>
      <text:p text:style-name="P13"><text:span text:style-name="T7"/></text:p>
      <text:p text:style-name="P13"><text:span text:style-name="T7"/></text:p>
      <text:p text:style-name="P21"><text:span text:style-name="T9">Módulo </text:span><text:span text:style-name="T10">2</text:span><text:span text:style-name="T9">:</text:span></text:p>
      <text:p text:style-name="P22"><text:span text:style-name="T12">Distinguir as estruturas organizacionais</text:span></text:p>
      <text:p text:style-name="P22"><text:span text:style-name="T12"/></text:p>
      <text:p text:style-name="P23"><text:span text:style-name="T20">A estrutura organizacional informal</text:span><text:span text:style-name="T19"> é aquela que se estabelece pelos próprios funcionários, de acordo com a convivência e experiência nas tarefas. Já a estrutura organizacional formal se estrutura de forma hierárquica, podendo ser por função, projetos, unidade de negócios etc.</text:span></text:p>
      <text:p text:style-name="P23"><text:span text:style-name="T12"/></text:p>
      <text:h text:style-name="P3" text:outline-level="2">Cadeia de comando</text:h>
      <text:p text:style-name="P27">Define a autoridade, que pode ser linear ou hierárquica e funcional ou de assessoria.</text:p>
      <text:p text:style-name="P23"><text:soft-page-break/><text:span text:style-name="T12"/></text:p>
      <text:h text:style-name="P3" text:outline-level="2">Amplitude administrativa</text:h>
      <text:p text:style-name="P27">É definida pelo número de subordinados que serão controlados por uma gerência. Amplitude larga, quando há um número grande de subordinados se fazendo necessária a descentralização, o que motiva o subordinado, mas torna o controle um pouco mais difícil. Já na amplitude estreita, quando há um número pequeno de subordinados, é possível a centralização, trazendo maior controle, e por falta de delegação, acaba por desmotivar o subordinado.</text:p>
      <text:p text:style-name="P23"><text:span text:style-name="T12"/></text:p>
      <text:h text:style-name="P3" text:outline-level="2">Tomada de decisão</text:h>
      <text:p text:style-name="P27">Define se a mesma será centralizada, acontecendo nos níveis mais altos, ou descentralizada, acontecendo em todos os níveis hierárquicos.</text:p>
      <text:h text:style-name="P4" text:outline-level="2"><text:span text:style-name="T21"/></text:h>
      <text:h text:style-name="P4" text:outline-level="2"><text:span text:style-name="T21">Tamanho da especialização</text:span></text:h>
      <text:h text:style-name="P4" text:outline-level="2"><text:span text:style-name="T16">Define o grau de divisão e padronização das tarefas.</text:span></text:h>
      <text:p text:style-name="P30"><text:span text:style-name="T16"/></text:p>
      <text:h text:style-name="P5" text:outline-level="2"><text:span text:style-name="T17">Formalização</text:span></text:h>
      <text:p text:style-name="P27">Define as regras e procedimentos a serem adotados pela empresa.</text:p>
      <text:p text:style-name="P27"/>
      <text:h text:style-name="P6" text:outline-level="2">Departamentalização</text:h>
      <text:p text:style-name="P27">Agrupa as atividades por especialidades.</text:p>
      <text:p text:style-name="P27"/>
      <text:p text:style-name="P30"><text:span text:style-name="T16"/></text:p>
      <text:p text:style-name="P30"><text:soft-page-break/><text:span text:style-name="T16"/></text:p>
      <text:p text:style-name="P31">Estrutura Organizacional</text:p>
      <text:p text:style-name="P28"><text:span text:style-name="T2">A estrutura organizacional</text:span> é a representação de como a organização se divide para gerir suas atividades com foco em suas metas e objetivos estratégicos, a fim de que ela possa contribuir para o aumento da produtividade, melhorar os resultados, agilizar a solução de problemas e melhorar o fluxo da comunicação, tanto interna quanto externa, representando também a hierarqui<text:span text:style-name="T22">a.</text:span></text:p>
      <text:p text:style-name="P28"/>
      <text:p text:style-name="P32">Organograma</text:p>
      <text:p text:style-name="P28"><text:span text:style-name="T2">O organograma</text:span> é uma ferramenta gráfica utilizada para representar a estrutura organizacional e para orientar o desenho dos processos, definição de cargos, funções, papéis, responsabilidades, planos de carreira etc.</text:p>
      <text:p text:style-name="P28">A sequência correta é:</text:p>
      <text:p text:style-name="P37"><text:span text:style-name="T13">As estruturas organizacionais com maior probabilidade de impactar </text:span><text:span text:style-name="Strong_20_Emphasis"><text:span text:style-name="T14">positivamente</text:span></text:span><text:span text:style-name="T13"> os projetos são a estrutura organizacional </text:span><text:span text:style-name="Strong_20_Emphasis"><text:span text:style-name="T14">orientada a projetos</text:span></text:span><text:span text:style-name="T13"> e a estrutura organizacional </text:span><text:span text:style-name="Strong_20_Emphasis"><text:span text:style-name="T14">EGP</text:span></text:span><text:span text:style-name="T13">, pois suas características dão maior </text:span><text:span text:style-name="Strong_20_Emphasis"><text:span text:style-name="T14">poder</text:span></text:span><text:span text:style-name="T13"> para o GP gerenciar seus projetos. Em ambas o GP tem dedicação total ao projeto, com altíssimo nível de </text:span><text:span text:style-name="Strong_20_Emphasis"><text:span text:style-name="T14">autoridade</text:span></text:span><text:span text:style-name="T13">, podendo decidir sobre recursos e </text:span><text:span text:style-name="Strong_20_Emphasis"><text:span text:style-name="T14">orçamento</text:span></text:span><text:span text:style-name="T13"> do projeto.</text:span></text:p>
      <text:p text:style-name="P37"><text:span text:style-name="T13">Em contrapartida, as estruturas organizacional </text:span><text:span text:style-name="Strong_20_Emphasis"><text:span text:style-name="T14">orgânica</text:span></text:span><text:span text:style-name="T13"> ou simples, organizacional </text:span><text:span text:style-name="Strong_20_Emphasis"><text:span text:style-name="T14">funcional</text:span></text:span><text:span text:style-name="T13">, organizacional multidivisional e organizacional </text:span><text:span text:style-name="Strong_20_Emphasis"><text:span text:style-name="T14">matriz fraca</text:span></text:span><text:span text:style-name="T13"> são as que têm maior probabilidade de impactar </text:span><text:span text:style-name="Strong_20_Emphasis"><text:span text:style-name="T14">negativamente</text:span></text:span><text:span text:style-name="T13"> os projetos, pois o GP dedica parcialmente seu tempo ao projeto, tendo um nível de autoridade </text:span><text:span text:style-name="Strong_20_Emphasis"><text:span text:style-name="T14">reduzidíssimo</text:span></text:span><text:span text:style-name="T13"> e, conforme suas responsabilidades, não é possível disponibilizar de </text:span><text:span text:style-name="Strong_20_Emphasis"><text:span text:style-name="T14">recursos</text:span></text:span><text:span text:style-name="T13"> e sequer gerenciar o orçamento do projeto.</text:span></text:p>
      <text:p text:style-name="P28"><text:soft-page-break/></text:p>
      <text:p text:style-name="P29">MODULO 3:</text:p>
      <text:p text:style-name="P29">Reconhecer a importância do Escritório de Projetos</text:p>
      <text:p text:style-name="P29"/>
      <text:h text:style-name="P1" text:outline-level="1"><text:bookmark text:name="module3-topic0"/>O QUE É O EGP?</text:h>
      <text:p text:style-name="P35"><text:span text:style-name="T13">De acordo com o </text:span><text:span text:style-name="Emphasis"><text:span text:style-name="T13">Guia PMBOK</text:span></text:span><text:span text:style-name="T13">, o Escritório de Gerenciamento de Projetos (EGP) é uma estrutura organizacional que padroniza os processos de governança relacionados a projetos e facilita o compartilhamento de recursos, metodologias, ferramentas e técnicas. Algumas das suas principais funções são: Gerenciar recursos compartilhados, identificar e desenvolver metodologia, práticas recomendadas e padrões de Gerenciamento de Projetos, orientar, aconselhar, treinar e supervisionar, monitorar a conformidade com padrões, políticas, procedimentos e modelos de Gerenciamento de Projetos por meio de auditorias, coordenar as comunicações entre projetos.</text:span></text:p>
      <text:p text:style-name="P35"><text:span text:style-name="T13"/></text:p>
      <text:p text:style-name="P33"><text:span text:style-name="T25">Os benefícios em implementar o EGP</text:span><text:span text:style-name="T24"> na organização estão no aumento da probabilidade de os projetos serem entregues dentro do escopo, prazo, custo e qualidade desejados, aumentando a produtividade e o sucesso do trabalho, além de propiciar a padronização das práticas por toda a organização, de forma que todos gerenciem do mesmo modo e tenham facilidade na customização do processo para atender a determinados projetos.</text:span></text:p>
      <text:p text:style-name="P29"/>
      <text:p text:style-name="P27"/>
      <text:p text:style-name="P27"><text:soft-page-break/></text:p>
      <text:h text:style-name="P2" text:outline-level="1"><text:bookmark text:name="module3-topic1"/>TIPOS DE EGP</text:h>
      <text:p text:style-name="P34">Suporte</text:p>
      <text:p text:style-name="P39">É um EGP de nível baixo, tendo como principal função a disseminação de boas práticas, atuando como consultor e na disponibilização de modelos de documentos (templates) e ferramentas, práticas recomendadas, treinamentos e de informações e lições aprendidas.</text:p>
      <text:p text:style-name="P36">Controle</text:p>
      <text:p text:style-name="P39">É um EGP de nível médio, tendo como função principal a fiscalização dos projetos, garantindo a sua conformidade com a metodologia, as ferramentas, os templates, indicadores etc.</text:p>
      <text:p text:style-name="P36">Diretivo</text:p>
      <text:p text:style-name="P39">É um EGP de nível alto, tendo como função principal atuar diretamente no Gerenciamento de Projetos.</text:p>
      <text:p text:style-name="Text_20_body"><text:line-break/><text:span text:style-name="T26">Atividades do EGP</text:span></text:p>
      <text:p text:style-name="Text_20_body"/>
      <text:h text:style-name="P10" text:outline-level="3">Etapa 01</text:h>
      <text:p text:style-name="P27">Existindo um EGP deverá haver uma metodologia, seja ela criada ou adaptada às suas necessidades, mesmo que pequena, para organizar e padronizar as atividades dos projetos da organização.</text:p>
      <text:p text:style-name="P26"/>
      <text:p text:style-name="P26"/>
      <text:p text:style-name="P26"/>
      <text:p text:style-name="Standard"><text:soft-page-break/></text:p>
      <text:p text:style-name="Standard"/>
      <text:h text:style-name="P7" text:outline-level="3">Etapa 02</text:h>
      <text:p text:style-name="P27">Uma vez que o EGP esteja implementado e exista uma metodologia definida, deverá haver a disseminação por toda a organização, a fim de que não só os gerentes de projetos tenham acesso, mas todas as pessoas que possivelmente farão parte de algum projeto, de alguma forma, porque os projetos geralmente necessitam de alguma atividade, informação etc. das diversas áreas da organização.</text:p>
      <text:h text:style-name="P7" text:outline-level="3">Etapa 03</text:h>
      <text:p text:style-name="P27">Todos os gerentes de projetos deverão ter à sua disposição o treinamento na metodologia definida, com a apresentação dos documentos (templates), ferramentas, técnicas etc. e a consultoria durante a condução de seus projetos, a fim de solidificar o conhecimento e melhor gerir seus projetos.</text:p>
      <text:p text:style-name="Standard"/>
      <text:p text:style-name="P27"/>
      <text:p text:style-name="P24"><text:span text:style-name="T19">MODULO 4 : Identificar a relação entre o PMBOK e o Gerenciamento de Projetos</text:span></text:p>
      <text:p text:style-name="P24"><text:span text:style-name="T19"/></text:p>
      <text:p text:style-name="P24"><text:span text:style-name="T19"/></text:p>
      <text:p text:style-name="P25"><text:span text:style-name="T23"/></text:p>
      <text:p text:style-name="Standard"><text:span text:style-name="T7"><text:line-break/></text:span></text:p>
      <text:p text:style-name="P13"><text:span text:style-name="T7"/></text:p>
      <text:p text:style-name="P19"><text:span text:style-name="T6"/></text:p>
      <text:p text:style-name="P20"><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svg:font-family="Lato, sans-serif"/>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5T09:28:13.057357161</meta:creation-date>
    <dc:date>2021-03-15T10:44:15.639308499</dc:date>
    <meta:editing-duration>PT24M27S</meta:editing-duration>
    <meta:editing-cycles>7</meta:editing-cycles>
    <meta:generator>LibreOffice/6.4.6.2$Linux_X86_64 LibreOffice_project/40$Build-2</meta:generator>
    <meta:document-statistic meta:table-count="0" meta:image-count="0" meta:object-count="0" meta:page-count="6" meta:paragraph-count="56" meta:word-count="975" meta:character-count="6617" meta:non-whitespace-character-count="5695"/>
  </office:meta>
</office:document-meta>
</file>